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Kop1" style:master-page-name="MP0" style:family="paragraph">
      <style:paragraph-properties fo:break-before="page"/>
      <style:text-properties fo:font-size="14pt" style:font-size-asian="14pt" style:font-size-complex="14pt" fo:language="en" fo:country="US"/>
    </style:style>
    <style:style style:name="P2" style:parent-style-name="Geenafstand" style:family="paragraph">
      <style:text-properties fo:language="en" fo:country="US"/>
    </style:style>
    <style:style style:name="P3" style:parent-style-name="Kop1" style:family="paragraph">
      <style:text-properties fo:font-size="14pt" style:font-size-asian="14pt" style:font-size-complex="14pt" fo:language="en" fo:country="US"/>
    </style:style>
    <style:style style:name="P4" style:parent-style-name="Standaard" style:family="paragraph">
      <style:text-properties fo:language="en" fo:country="US"/>
    </style:style>
    <style:style style:name="P5" style:parent-style-name="Kop1" style:family="paragraph">
      <style:paragraph-properties>
        <style:tab-stops>
          <style:tab-stop style:type="left" style:position="2.0562in"/>
        </style:tab-stops>
      </style:paragraph-properties>
      <style:text-properties fo:font-size="14pt" style:font-size-asian="14pt" style:font-size-complex="14pt" fo:language="en" fo:country="US"/>
    </style:style>
    <style:style style:name="P6" style:parent-style-name="Standaard" style:family="paragraph">
      <style:text-properties fo:language="en" fo:country="US"/>
    </style:style>
    <style:style style:name="P7" style:parent-style-name="Kop1" style:family="paragraph">
      <style:text-properties fo:font-size="14pt" style:font-size-asian="14pt" style:font-size-complex="14pt" fo:language="en" fo:country="US"/>
    </style:style>
    <style:style style:name="P8" style:parent-style-name="Standaard" style:family="paragraph">
      <style:text-properties fo:language="en" fo:country="US"/>
    </style:style>
    <style:style style:name="P9" style:parent-style-name="Kop1" style:family="paragraph">
      <style:text-properties fo:font-size="14pt" style:font-size-asian="14pt" style:font-size-complex="14pt" fo:language="en" fo:country="US"/>
    </style:style>
    <style:style style:name="P10" style:parent-style-name="Standaard" style:family="paragraph">
      <style:text-properties fo:language="en" fo:country="US"/>
    </style:style>
    <style:style style:name="P11" style:parent-style-name="Kop1" style:family="paragraph">
      <style:text-properties fo:font-size="14pt" style:font-size-asian="14pt" style:font-size-complex="14pt" fo:language="en" fo:country="US"/>
    </style:style>
    <style:style style:name="P12" style:parent-style-name="Standaard" style:family="paragraph">
      <style:text-properties fo:language="en" fo:country="US"/>
    </style:style>
    <style:style style:name="P13" style:parent-style-name="Kop1" style:family="paragraph">
      <style:text-properties fo:font-size="14pt" style:font-size-asian="14pt" style:font-size-complex="14pt" fo:language="en" fo:country="US"/>
    </style:style>
    <style:style style:name="P14" style:parent-style-name="Standaard" style:family="paragraph">
      <style:text-properties fo:language="en" fo:country="US"/>
    </style:style>
    <style:style style:name="P15" style:parent-style-name="Kop1" style:family="paragraph">
      <style:text-properties fo:font-size="14pt" style:font-size-asian="14pt" style:font-size-complex="14pt" fo:language="en" fo:country="US"/>
    </style:style>
    <style:style style:name="P16" style:parent-style-name="Kop1" style:family="paragraph">
      <style:text-properties fo:font-size="14pt" style:font-size-asian="14pt" style:font-size-complex="14pt" fo:language="en" fo:country="US"/>
    </style:style>
  </office:automatic-styles>
  <office:body>
    <office:text text:use-soft-page-breaks="true">
      <text:h text:style-name="P1" text:outline-level="1">Weight sensor</text:h>
      <text:p text:style-name="P2">A weight sensor can be used to measure the weight of the containing waste in a container. If the container exceeds a certain weight it will need to be emptied. If a container has a maximum al-lowed weight, a weight sensor could be useful.</text:p>
      <text:h text:style-name="P3" text:outline-level="1">Guided wave radar</text:h>
      <text:p text:style-name="P4">Guided wave radar(GWR) also called Time Domain Reflectometry(TDR) or Micro-impulse radar(MIR) is a technique which is mounted in the top of the tank or chamber. A<text:s/>probe usually extends to the full level of the tank or chamber. It sends a low energy pulse of microwaves. Since it uses a probe, it is not really feasible for a garbage container.</text:p>
      <text:h text:style-name="P5" text:outline-level="1">Non-contacting radar<text:tab/></text:h>
      <text:p text:style-name="P6">Non-contacting radar sends out a microwave signal that bounces of the content of the container and returns to the gauge. The transmitter then measures the time delay between the sending and receiving of the signal and the on-board microprocessor calculates the distance thus calculating the fill-level. This is suited for further testing.</text:p>
      <text:h text:style-name="P7" text:outline-level="1">Ultrasonic</text:h>
      <text:p text:style-name="P8">An ultrasonic level transmitter is mounted in the top of the container and transmits an ultrasonic pulse. This pulse travels at the speed of sound and reflects of the contents of the container. The transmitter then<text:s/>measures the delay between the sent and received signal after which the microprocessor calculates the distance. Which will give the fill-level.</text:p>
      <text:h text:style-name="P9" text:outline-level="1">Pressure transmitters</text:h>
      <text:p text:style-name="P10">Pressure transmitters make use of air pressure to calculate the fill-level. This is not suitable for a garbage container since it would take a lot of effort to make it airtight.</text:p>
      <text:h text:style-name="P11" text:outline-level="1">Nuclear</text:h>
      <text:p text:style-name="P12">Nuclear techniques involve shielded radioisotope sources attached to one side of a container, while a detector is placed on the opposite side. Gamma rays are emitted from the source and travel through the container walls and contents. The detector then measures the content.</text:p>
      <text:h text:style-name="P13" text:outline-level="1">Laser</text:h>
      <text:p text:style-name="P14">A laser level sensor uses infrared light to send a beam towards the surface. It will reflect on most surfaces. The “travel distance” of<text:s/>the light can be measured with precise timing to determine the range/fill-level.</text:p>
      <text:h text:style-name="P15" text:outline-level="1"/>
      <text:h text:style-name="P16"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E74B5" fo:font-size="16pt" style:font-size-asian="16pt" style:font-size-complex="16pt"/>
    </style:style>
    <style:style style:name="Geenafstand" style:display-name="Geen afstand"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min</meta:initial-creator>
    <dc:creator>admin</dc:creator>
    <meta:creation-date>2017-02-21T10:21:00Z</meta:creation-date>
    <dc:date>2017-02-22T10:18:00Z</dc:date>
    <meta:template xlink:href="Normal" xlink:type="simple"/>
    <meta:editing-cycles>2</meta:editing-cycles>
    <meta:editing-duration>PT1320S</meta:editing-duration>
    <meta:document-statistic meta:page-count="1" meta:paragraph-count="4" meta:word-count="316" meta:character-count="2050" meta:row-count="14" meta:non-whitespace-character-count="1738"/>
  </office:meta>
</office:document-meta>
</file>